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3c3c4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ffdd00" draw:textarea-horizontal-align="justify" draw:textarea-vertical-align="middle" draw:auto-grow-height="false"/>
    </style:style>
    <style:style style:name="gr3" style:family="graphic" style:parent-style-name="standard">
      <style:graphic-properties svg:stroke-color="#5a5a64" draw:textarea-vertical-align="middle"/>
    </style:style>
    <style:style style:name="gr4" style:family="graphic" style:parent-style-name="standard">
      <style:graphic-properties draw:fill="solid" draw:fill-color="#0099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79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 style:parent-style-name="standard">
      <style:graphic-properties svg:stroke-width="0.051cm" svg:stroke-color="#3c3c41" draw:marker-start-width="0.276cm" draw:marker-end-width="0.276cm" draw:fill="none" draw:textarea-horizontal-align="justify" draw:textarea-vertical-align="middle" draw:auto-grow-height="false" fo:min-height="3.51cm" fo:min-width="2.244cm" fo:padding-top="0.15cm" fo:padding-bottom="0.15cm" fo:padding-left="0.275cm" fo:padding-right="0.275cm"/>
    </style:style>
    <style:style style:name="gr10" style:family="graphic" style:parent-style-name="standard">
      <style:graphic-properties draw:fill="solid" draw:fill-color="#ffdd00" draw:textarea-horizontal-align="justify" draw:textarea-vertical-align="middle" draw:auto-grow-height="false" fo:min-height="0.512cm" fo:min-width="0.262cm"/>
    </style:style>
    <style:style style:name="gr11" style:family="graphic" style:parent-style-name="standard">
      <style:graphic-properties draw:fill="solid" draw:fill-color="#ffdd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794cm" svg:height="3.81cm" svg:x="1.23cm" svg:y="2.284cm">
          <text:p text:style-name="P1"><text:span text:style-name="T1">Sender</text:span></text:p>
          <text:p text:style-name="P1">(<text:span text:style-name="T1">client</text:span>)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667cm" svg:height="3.81cm" svg:x="7.503cm" svg:y="2.284cm">
          <text:p text:style-name="P1"><text:span text:style-name="T1">AMI4CCM</text:span></text:p>
          <text:p text:style-name="P1"><text:span text:style-name="T1">Connecto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794cm" svg:height="3.81cm" svg:x="17.474cm" svg:y="2.284cm">
          <text:p text:style-name="P1"><text:span text:style-name="T1">Receiver</text:span></text:p>
          <text:p text:style-name="P1">(<text:span text:style-name="T1">server</text:span>)</text:p>
          <draw:enhanced-geometry svg:viewBox="0 0 21600 21600" draw:type="rectangle" draw:enhanced-path="M 0 0 L 21600 0 21600 21600 0 21600 0 0 Z N"/>
        </draw:custom-shape>
        <draw:g xml:id="id2" draw:id="id2">
          <draw:custom-shape draw:style-name="gr2" draw:text-style-name="P1" draw:layer="layout" svg:width="0.762cm" svg:height="0.762cm" draw:transform="rotate (1.5707963267949) translate (5.115cm 3.87cm)">
            <text:p/>
            <draw:enhanced-geometry svg:viewBox="0 0 21600 21600" draw:mirror-vertical="false" draw:mirror-horizontal="true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" draw:text-style-name="P1" draw:layer="layout" svg:width="0.254cm" svg:height="0.254cm" draw:transform="rotate (1.5707963267949) translate (5.277cm 3.616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" draw:text-style-name="P1" draw:layer="layout" draw:line-skew="0.293cm" svg:x1="4.024cm" svg:y1="4.189cm" svg:x2="5.115cm" svg:y2="3.489cm" draw:start-shape="id1" draw:start-glue-point="1" draw:end-shape="id2" draw:end-glue-point="3" svg:d="M4024 4189h851v-700h240" svg:viewBox="0 0 1092 701">
          <text:p/>
        </draw:connector>
        <draw:connector draw:style-name="gr3" draw:text-style-name="P1" draw:layer="layout" draw:line-skew="-0.083cm" svg:x1="5.877cm" svg:y1="3.489cm" svg:x2="7.503cm" svg:y2="4.189cm" draw:start-shape="id2" draw:start-glue-point="1" draw:end-shape="id3" draw:end-glue-point="3" svg:d="M5877 3489h717v700h909" svg:viewBox="0 0 1627 701">
          <text:p/>
        </draw:connector>
        <draw:g xml:id="id4" draw:id="id4">
          <draw:custom-shape draw:style-name="gr2" draw:text-style-name="P1" draw:layer="layout" svg:width="0.762cm" svg:height="0.762cm" draw:transform="rotate (1.5707963267949) translate (5.403cm 5.37cm)">
            <text:p/>
            <draw:enhanced-geometry svg:viewBox="0 0 21600 21600" draw:mirror-vertical="false" draw:mirror-horizontal="false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" draw:text-style-name="P1" draw:layer="layout" svg:width="0.254cm" svg:height="0.254cm" draw:transform="rotate (1.5707963267949) translate (5.749cm 5.1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" draw:text-style-name="P1" draw:layer="layout" draw:line-skew="0.152cm" svg:x1="4.024cm" svg:y1="4.189cm" svg:x2="5.403cm" svg:y2="4.989cm" draw:start-shape="id1" draw:start-glue-point="1" draw:end-shape="id4" draw:end-glue-point="3" svg:d="M4024 4189h854v800h525" svg:viewBox="0 0 1380 801">
          <text:p/>
        </draw:connector>
        <draw:connector draw:style-name="gr3" draw:text-style-name="P1" draw:layer="layout" draw:line-skew="-0.223cm" svg:x1="6.165cm" svg:y1="4.989cm" svg:x2="7.503cm" svg:y2="4.189cm" draw:start-shape="id4" draw:start-glue-point="1" draw:end-shape="id3" svg:d="M6165 4989h434v-800h904" svg:viewBox="0 0 1339 801">
          <text:p/>
        </draw:connector>
        <draw:g xml:id="id9" draw:id="id9">
          <draw:custom-shape draw:style-name="gr4" draw:text-style-name="P1" draw:layer="layout" svg:width="0.762cm" svg:height="0.762cm" draw:transform="rotate (1.5707963267949) translate (11.042cm 9.239cm)">
            <text:p/>
            <draw:enhanced-geometry svg:viewBox="0 0 21600 21600" draw:mirror-vertical="false" draw:mirror-horizontal="false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4" draw:text-style-name="P1" draw:layer="layout" svg:width="0.254cm" svg:height="0.254cm" draw:transform="rotate (1.5707963267949) translate (11.388cm 8.98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" draw:id="id5">
          <draw:custom-shape draw:style-name="gr4" draw:text-style-name="P1" draw:layer="layout" svg:width="0.762cm" svg:height="0.762cm" draw:transform="rotate (1.5707963267949) translate (11.042cm 4.57cm)">
            <text:p/>
            <draw:enhanced-geometry svg:viewBox="0 0 21600 21600" draw:mirror-vertical="false" draw:mirror-horizontal="false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4" draw:text-style-name="P1" draw:layer="layout" svg:width="0.254cm" svg:height="0.254cm" draw:transform="rotate (1.5707963267949) translate (11.388cm 4.3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layer="layout" svg:width="3.19cm" svg:height="0.725cm" svg:x="4.215cm" svg:y="2.227cm">
          <draw:text-box>
            <text:p><text:span text:style-name="T1">Asynchronous</text:span></text:p>
          </draw:text-box>
        </draw:frame>
        <draw:frame draw:style-name="gr6" draw:layer="layout" svg:width="2.979cm" svg:height="0.725cm" svg:x="9.947cm" svg:y="9.096cm">
          <draw:text-box>
            <text:p><text:span text:style-name="T1">Synchronous</text:span></text:p>
          </draw:text-box>
        </draw:frame>
        <draw:connector draw:style-name="gr7" draw:text-style-name="P1" draw:layer="layout" draw:type="line" svg:x1="10.17cm" svg:y1="4.189cm" svg:x2="11.042cm" svg:y2="4.189cm" draw:start-shape="id3" draw:start-glue-point="1" draw:end-shape="id5" draw:end-glue-point="3" svg:d="M10170 4189h872" svg:viewBox="0 0 873 1">
          <text:p/>
        </draw:connector>
        <draw:custom-shape draw:style-name="gr1" draw:text-style-name="P1" xml:id="id6" draw:id="id6" draw:layer="layout" svg:width="2.794cm" svg:height="3.81cm" svg:x="12.574cm" svg:y="2.284cm">
          <text:p text:style-name="P1"><text:span text:style-name="T1">CORBA</text:span></text:p>
          <text:p text:style-name="P1"><text:span text:style-name="T1">connector</text:span></text:p>
          <text:p text:style-name="P1"><text:span text:style-name="T1">Receiver</text:span></text:p>
          <draw:enhanced-geometry svg:viewBox="0 0 21600 21600" draw:type="rectangle" draw:enhanced-path="M 0 0 L 21600 0 21600 21600 0 21600 0 0 Z N"/>
        </draw:custom-shape>
        <draw:g xml:id="id7" draw:id="id7">
          <draw:custom-shape draw:style-name="gr2" draw:text-style-name="P1" draw:layer="layout" svg:width="0.762cm" svg:height="0.762cm" draw:transform="rotate (1.5707963267949) translate (16.15cm 4.57cm)">
            <text:p/>
            <draw:enhanced-geometry svg:viewBox="0 0 21600 21600" draw:mirror-vertical="false" draw:mirror-horizontal="false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" draw:text-style-name="P1" draw:layer="layout" svg:width="0.254cm" svg:height="0.254cm" draw:transform="rotate (1.5707963267949) translate (16.496cm 4.3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8" draw:text-style-name="P1" draw:layer="layout" svg:x1="11.804cm" svg:y1="4.189cm" svg:x2="12.574cm" svg:y2="4.189cm" draw:start-shape="id5" draw:start-glue-point="1" draw:end-shape="id6" draw:end-glue-point="3" svg:d="M11804 4189h770" svg:viewBox="0 0 771 1">
          <text:p/>
        </draw:connector>
        <draw:connector draw:style-name="gr8" draw:text-style-name="P1" draw:layer="layout" svg:x1="15.368cm" svg:y1="4.189cm" svg:x2="16.15cm" svg:y2="4.189cm" draw:start-shape="id6" draw:start-glue-point="1" draw:end-shape="id7" draw:end-glue-point="3" svg:d="M15368 4189h782" svg:viewBox="0 0 783 1">
          <text:p/>
        </draw:connector>
        <draw:connector draw:style-name="gr8" draw:text-style-name="P1" draw:layer="layout" svg:x1="16.912cm" svg:y1="4.189cm" svg:x2="17.474cm" svg:y2="4.189cm" draw:start-shape="id7" draw:start-glue-point="1" draw:end-shape="id8" draw:end-glue-point="3" svg:d="M16912 4189h562" svg:viewBox="0 0 563 1">
          <text:p/>
        </draw:connector>
        <draw:connector draw:style-name="gr8" draw:text-style-name="P1" draw:layer="layout" svg:x1="11.804cm" svg:y1="8.858cm" svg:x2="13.971cm" svg:y2="6.094cm" draw:start-shape="id9" draw:start-glue-point="1" draw:end-shape="id6" draw:end-glue-point="2" svg:d="M11804 8858h2167v-2764" svg:viewBox="0 0 2168 2765">
          <text:p/>
        </draw:connector>
        <draw:custom-shape draw:style-name="gr9" draw:text-style-name="P1" xml:id="id11" draw:id="id11" draw:layer="layout" svg:width="2.794cm" svg:height="3.81cm" svg:x="4.395cm" svg:y="6.953cm">
          <text:p text:style-name="P1"><text:span text:style-name="T1">CORBA</text:span></text:p>
          <text:p text:style-name="P1"><text:span text:style-name="T1">connector</text:span></text:p>
          <text:p text:style-name="P1"><text:span text:style-name="T1">S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0" draw:id="id10">
          <draw:custom-shape draw:style-name="gr10" draw:text-style-name="P1" draw:layer="layout" svg:width="0.762cm" svg:height="0.762cm" draw:transform="rotate (1.5707963267949) translate (3.204cm 9.239cm)">
            <text:p/>
            <draw:enhanced-geometry svg:viewBox="0 0 21600 21600" draw:mirror-vertical="false" draw:mirror-horizontal="false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1" draw:text-style-name="P1" draw:layer="layout" svg:width="0.254cm" svg:height="0.254cm" draw:transform="rotate (1.5707963267949) translate (3.55cm 8.98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1" draw:layer="layout" svg:x1="3.966cm" svg:y1="8.858cm" svg:x2="4.395cm" svg:y2="8.858cm" draw:start-shape="id10" draw:start-glue-point="1" draw:end-shape="id11" draw:end-glue-point="3" svg:d="M3966 8858h429" svg:viewBox="0 0 430 1">
          <text:p/>
        </draw:connector>
        <draw:connector draw:style-name="gr12" draw:text-style-name="P1" draw:layer="layout" svg:x1="2.627cm" svg:y1="6.094cm" svg:x2="3.204cm" svg:y2="8.858cm" draw:start-shape="id1" draw:start-glue-point="2" draw:end-shape="id10" draw:end-glue-point="3" svg:d="M2627 6094v2764h577" svg:viewBox="0 0 578 2765">
          <text:p/>
        </draw:connector>
        <draw:connector draw:style-name="gr12" draw:text-style-name="P1" draw:layer="layout" svg:x1="7.189cm" svg:y1="8.858cm" svg:x2="11.042cm" svg:y2="8.858cm" draw:start-shape="id11" draw:start-glue-point="1" draw:end-shape="id9" draw:end-glue-point="3" svg:d="M7189 8858h3853" svg:viewBox="0 0 3854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1-30T11:25:05.390598182</dc:date>
    <meta:generator>LibreOffice/4.3.5.2.0$Linux_X86_64 LibreOffice_project/430m0$Build-2</meta:generator>
    <meta:editing-duration>PT4M20S</meta:editing-duration>
    <meta:editing-cycles>3</meta:editing-cycles>
    <meta:document-statistic meta:object-count="37"/>
  </office:meta>
</office:document-meta>
</file>